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table:style-name="ce5"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table:style-name="ce5"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table:style-name="ce5"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table:style-name="ce5"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table:style-name="ce5"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formula="of:=SUM([.C32:.C35])" office:value-type="float" office:value="13" calcext:value-type="float">
            <text:p>13</text:p>
          </table:table-cell>
          <table:table-cell table:style-name="ce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5"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2" calcext:value-type="date">
            <text:p>12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do branch SPIFFS 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6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style-name="ce15" table:formula="of:=SUM([.C3:.C42])" office:value-type="float" office:value="108" calcext:value-type="float">
            <text:p>108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2:49:47.468148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10-12T12:51:08.724659879</dc:date>
    <meta:editing-duration>PT7H28M4S</meta:editing-duration>
    <meta:editing-cycles>52</meta:editing-cycles>
    <meta:generator>LibreOffice/7.0.2.2$Linux_X86_64 LibreOffice_project/00$Build-2</meta:generator>
    <meta:document-statistic meta:table-count="1" meta:cell-count="153" meta:object-count="0"/>
  </office:meta>
</office:document-meta>
</file>